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2" style:family="paragraph" style:parent-style-name="Text_20_body" style:list-style-name="L1">
      <style:paragraph-properties fo:padding="0.0193in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654225" text:style-name="L1">
        <text:list-item>
          <text:p text:style-name="P2">Home Page:</text:p>
          <text:list>
            <text:list-item>
              <text:p text:style-name="P1">Welcome message and introduction to the website's purpose.</text:p>
            </text:list-item>
            <text:list-item>
              <text:p text:style-name="P1">Featured front-end designs or interactive components.</text:p>
            </text:list-item>
          </text:list>
        </text:list-item>
        <text:list-item>
          <text:p text:style-name="P2">Front-End Inspiration:</text:p>
          <text:list>
            <text:list-item>
              <text:p text:style-name="P1">Gallery or showcase section featuring examples of stunning front-end designs.</text:p>
            </text:list-item>
            <text:list-item>
              <text:p text:style-name="P1">Each inspiration should include a description, visuals, and details about the techniques used.</text:p>
            </text:list-item>
          </text:list>
        </text:list-item>
        <text:list-item>
          <text:p text:style-name="P2">Roadmap to Front-End Development:</text:p>
          <text:list>
            <text:list-item>
              <text:p text:style-name="P1">Introduction to the roadmap and its purpose.</text:p>
            </text:list-item>
            <text:list-item>
              <text:p text:style-name="P1">Beginner Level:</text:p>
              <text:list>
                <text:list-item>
                  <text:p text:style-name="P1">Essential front-end concepts and technologies.</text:p>
                </text:list-item>
                <text:list-item>
                  <text:p text:style-name="P1">Recommended learning resources, tutorials, and courses for beginners.</text:p>
                </text:list-item>
              </text:list>
            </text:list-item>
            <text:list-item>
              <text:p text:style-name="P1">Intermediate Level:</text:p>
              <text:list>
                <text:list-item>
                  <text:p text:style-name="P1">Intermediate front-end skills and advanced concepts.</text:p>
                </text:list-item>
                <text:list-item>
                  <text:p text:style-name="P1">Frameworks, libraries, and tools to learn.</text:p>
                </text:list-item>
                <text:list-item>
                  <text:p text:style-name="P1">Project ideas and practical exercises.</text:p>
                </text:list-item>
              </text:list>
            </text:list-item>
            <text:list-item>
              <text:p text:style-name="P1">Advanced Level:</text:p>
              <text:list>
                <text:list-item>
                  <text:p text:style-name="P1">Advanced front-end topics and specialization areas.</text:p>
                </text:list-item>
                <text:list-item>
                  <text:p text:style-name="P1">Industry trends and emerging technologies.</text:p>
                </text:list-item>
                <text:list-item>
                  <text:p text:style-name="P1">Advanced projects and real-world applications.</text:p>
                </text:list-item>
              </text:list>
            </text:list-item>
            <text:list-item>
              <text:p text:style-name="P1">Additional Resources:</text:p>
              <text:list>
                <text:list-item>
                  <text:p text:style-name="P1">Recommended books, blogs, podcasts, and online communities for front-end development.</text:p>
                </text:list-item>
              </text:list>
            </text:list-item>
          </text:list>
        </text:list-item>
        <text:list-item>
          <text:p text:style-name="P2">User Interface Design:</text:p>
          <text:list>
            <text:list-item>
              <text:p text:style-name="P1">Information on user interface (UI) design principles.</text:p>
            </text:list-item>
            <text:list-item>
              <text:p text:style-name="P1">Tools and software for UI design.</text:p>
            </text:list-item>
            <text:list-item>
              <text:p text:style-name="P1">Tips for creating visually appealing and user-friendly interfaces.</text:p>
            </text:list-item>
          </text:list>
        </text:list-item>
        <text:list-item>
          <text:p text:style-name="P2">Front-End Development Technologies:</text:p>
          <text:list>
            <text:list-item>
              <text:p text:style-name="P1">Overview of HTML, CSS, and JavaScript.</text:p>
            </text:list-item>
            <text:list-item>
              <text:p text:style-name="P1">Introduction to popular frameworks and libraries like React, Angular, or Vue.js.</text:p>
            </text:list-item>
            <text:list-item>
              <text:p text:style-name="P1">Information on responsive web design, accessibility, and cross-browser compatibility.</text:p>
            </text:list-item>
          </text:list>
        </text:list-item>
        <text:list-item>
          <text:p text:style-name="P2">Testing and Optimization:</text:p>
          <text:list>
            <text:list-item>
              <text:p text:style-name="P1">Importance of testing and quality assurance in front-end development.</text:p>
            </text:list-item>
            <text:list-item>
              <text:p text:style-name="P1">Techniques for testing and debugging your website.</text:p>
            </text:list-item>
            <text:list-item>
              <text:p text:style-name="P1">Optimization tips to enhance performance and user experience.</text:p>
            </text:list-item>
          </text:list>
        </text:list-item>
        <text:list-item>
          <text:p text:style-name="P2">Deployment and Maintenance:</text:p>
          <text:list>
            <text:list-item>
              <text:p text:style-name="P1">Steps to deploy your website to a web hosting service.</text:p>
            </text:list-item>
            <text:list-item>
              <text:p text:style-name="P1">Domain configuration and setup.</text:p>
            </text:list-item>
            <text:list-item>
              <text:p text:style-name="P1"><text:soft-page-break/>Suggestions for maintaining and updating your website over time.</text:p>
            </text:list-item>
          </text:list>
        </text:list-item>
        <text:list-item>
          <text:p text:style-name="P2">About and Contact:</text:p>
          <text:list>
            <text:list-item>
              <text:p text:style-name="P1">Information about the website creator or team.</text:p>
            </text:list-item>
            <text:list-item>
              <text:p text:style-name="P2">Contact details for inquiries or feedback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6:56:23.800354287</meta:creation-date>
    <dc:date>2023-05-19T16:57:05.725610592</dc:date>
    <meta:editing-duration>PT45S</meta:editing-duration>
    <meta:editing-cycles>1</meta:editing-cycles>
    <meta:document-statistic meta:table-count="0" meta:image-count="0" meta:object-count="0" meta:page-count="2" meta:paragraph-count="41" meta:word-count="278" meta:character-count="1880" meta:non-whitespace-character-count="1681"/>
    <meta:generator>LibreOffice/7.3.7.2$Linux_X86_64 LibreOffice_project/30$Build-2</meta:generator>
  </office:meta>
</office:document-meta>
</file>